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viar Dreams2" svg:font-family="'Caviar Dreams'" style:font-adornments="Gras" style:font-pitch="variable"/>
    <style:font-face style:name="Caviar Dreams1" svg:font-family="'Caviar Dreams'" style:font-adornments="Normal" style:font-pitch="variable"/>
    <style:font-face style:name="Caviar Dreams" svg:font-family="'Caviar Dreams'" style:font-family-generic="roman" style:font-pitch="variable"/>
    <style:font-face style:name="Liberation Serif" svg:font-family="'Liberation Serif'" style:font-family-generic="roman" style:font-pitch="variable"/>
    <style:font-face style:name="Caviar Dreams3" svg:font-family="'Caviar Drea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officeooo:paragraph-rsid="00097c04" style:font-name-asian="Caviar Dreams3" style:font-size-asian="10pt" style:font-style-asian="normal" style:font-weight-asian="normal" style:font-name-complex="Caviar Dreams3" style:font-size-complex="10pt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officeooo:rsid="000a0a04" officeooo:paragraph-rsid="000a0a04" style:font-name-asian="Caviar Dreams3" style:font-size-asian="10pt" style:font-style-asian="normal" style:font-weight-asian="normal" style:font-name-complex="Caviar Dreams3" style:font-size-complex="10pt"/>
    </style:style>
    <style:style style:name="P3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officeooo:rsid="000ab3ed" officeooo:paragraph-rsid="000ab3ed" style:font-name-asian="Caviar Dreams3" style:font-size-asian="10pt" style:font-style-asian="normal" style:font-weight-asian="normal" style:font-name-complex="Caviar Dreams3" style:font-size-complex="10pt"/>
    </style:style>
    <style:style style:name="P4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officeooo:rsid="000c507c" officeooo:paragraph-rsid="000c507c" style:font-name-asian="Caviar Dreams3" style:font-size-asian="10pt" style:font-style-asian="normal" style:font-weight-asian="normal" style:font-name-complex="Caviar Dreams3" style:font-size-complex="10pt"/>
    </style:style>
    <style:style style:name="P5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officeooo:rsid="000cf053" officeooo:paragraph-rsid="000cf053" style:font-name-asian="Caviar Dreams3" style:font-size-asian="10pt" style:font-style-asian="normal" style:font-weight-asian="normal" style:font-name-complex="Caviar Dreams3" style:font-size-complex="10pt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officeooo:rsid="000ab3ed" officeooo:paragraph-rsid="000ab3ed" style:font-name-asian="Caviar Dreams3" style:font-size-asian="10pt" style:font-style-asian="normal" style:font-weight-asian="normal" style:font-name-complex="Caviar Dreams3" style:font-size-complex="10pt"/>
    </style:style>
    <style:style style:name="P7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keep-together="auto" fo:orphans="2" fo:widows="2" fo:text-indent="0cm" style:auto-text-indent="false" fo:keep-with-next="always"/>
      <style:text-properties fo:language="fr" fo:country="FR" officeooo:paragraph-rsid="0008607f"/>
    </style:style>
    <style:style style:name="P8" style:family="paragraph" style:parent-style-name="Standard">
      <style:paragraph-properties fo:margin-left="0cm" fo:margin-right="0cm" fo:margin-top="0cm" fo:margin-bottom="0.247cm" loext:contextual-spacing="false" fo:line-height="12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officeooo:paragraph-rsid="0008607f" style:font-name-asian="Caviar Dreams3" style:font-size-asian="10pt" style:font-style-asian="normal" style:font-weight-asian="normal" style:font-name-complex="Caviar Dreams3" style:font-size-complex="10pt"/>
    </style:style>
    <style:style style:name="P9" style:family="paragraph" style:parent-style-name="Standard">
      <style:paragraph-properties fo:margin-left="0cm" fo:margin-right="0cm" fo:margin-top="0cm" fo:margin-bottom="0.199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font-variant="normal" fo:text-transform="none" fo:color="#4169e1" style:text-line-through-style="none" style:text-line-through-type="none" style:text-position="0% 100%" style:font-name="Caviar Dreams" fo:font-size="10pt" fo:language="fr" fo:country="FR" fo:font-style="italic" style:text-underline-style="none" fo:font-weight="bold" officeooo:paragraph-rsid="00097c04" style:font-name-asian="Caviar Dreams3" style:font-size-asian="10pt" style:font-style-asian="italic" style:font-weight-asian="bold" style:font-name-complex="Caviar Dreams3" style:font-size-complex="10pt"/>
    </style:style>
    <style:style style:name="P10" style:family="paragraph" style:parent-style-name="Title">
      <style:text-properties fo:font-size="28pt" style:font-size-asian="28pt" style:font-size-complex="28pt"/>
    </style:style>
    <style:style style:name="P11" style:family="paragraph" style:parent-style-name="Standard">
      <style:text-properties officeooo:rsid="000e2ce7" officeooo:paragraph-rsid="000e2ce7"/>
    </style:style>
    <style:style style:name="P12" style:family="paragraph" style:parent-style-name="Standard">
      <style:paragraph-properties fo:margin-left="0cm" fo:margin-right="0cm" fo:margin-top="0cm" fo:margin-bottom="0.199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language="fr" fo:country="FR" officeooo:paragraph-rsid="0008607f"/>
    </style:style>
    <style:style style:name="P13" style:family="paragraph" style:parent-style-name="Standard">
      <style:paragraph-properties fo:margin-left="0cm" fo:margin-right="0cm" fo:margin-top="0cm" fo:margin-bottom="0.199cm" loext:contextual-spacing="false" fo:line-height="100%" fo:text-align="justify" style:justify-single-word="false" fo:keep-together="auto" fo:orphans="2" fo:widows="2" fo:text-indent="0cm" style:auto-text-indent="false" fo:keep-with-next="always"/>
      <style:text-properties fo:language="fr" fo:country="FR" officeooo:paragraph-rsid="000e2ce7"/>
    </style:style>
    <style:style style:name="P14" style:family="paragraph" style:parent-style-name="Standard">
      <style:paragraph-properties fo:margin-left="0cm" fo:margin-right="0cm" fo:margin-top="0cm" fo:margin-bottom="0.199cm" loext:contextual-spacing="false" fo:line-height="100%" fo:text-align="justify" style:justify-single-word="false" fo:orphans="2" fo:widows="2" fo:text-indent="0cm" style:auto-text-indent="false"/>
      <style:text-properties fo:language="fr" fo:country="FR" officeooo:rsid="000e2ce7" officeooo:paragraph-rsid="000e2ce7"/>
    </style:style>
    <style:style style:name="P15" style:family="paragraph" style:parent-style-name="Text_20_body">
      <style:text-properties officeooo:rsid="000e2ce7" officeooo:paragraph-rsid="000e2ce7"/>
    </style:style>
    <style:style style:name="P16" style:family="paragraph" style:parent-style-name="Heading_20_1">
      <style:text-properties officeooo:rsid="0006c6d4" officeooo:paragraph-rsid="0006c6d4"/>
    </style:style>
    <style:style style:name="P17" style:family="paragraph" style:parent-style-name="Subtitle">
      <style:text-properties officeooo:rsid="000e2ce7" officeooo:paragraph-rsid="000e2ce7"/>
    </style:style>
    <style:style style:name="P18" style:family="paragraph" style:parent-style-name="Heading_20_2">
      <style:text-properties officeooo:rsid="0008607f" officeooo:paragraph-rsid="0008607f"/>
    </style:style>
    <style:style style:name="P19" style:family="paragraph" style:parent-style-name="Heading_20_2">
      <style:text-properties officeooo:rsid="00097c04" officeooo:paragraph-rsid="00097c04"/>
    </style:style>
    <style:style style:name="P20" style:family="paragraph" style:parent-style-name="Heading_20_3">
      <style:text-properties officeooo:rsid="0008607f" officeooo:paragraph-rsid="0008607f"/>
    </style:style>
    <style:style style:name="P21" style:family="paragraph" style:parent-style-name="Heading_20_3">
      <style:text-properties officeooo:rsid="00097c04" officeooo:paragraph-rsid="00097c0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4169e1" style:text-line-through-style="none" style:text-line-through-type="none" style:text-position="0% 100%" style:font-name="Caviar Dreams" fo:font-size="10pt" fo:font-style="italic" style:text-underline-style="none" fo:font-weight="bold" style:font-name-asian="Caviar Dreams3" style:font-size-asian="10pt" style:font-style-asian="italic" style:font-weight-asian="bold" style:font-name-complex="Caviar Dreams3" style:font-size-complex="10pt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viar Dreams" fo:font-size="10pt" fo:font-style="normal" style:text-underline-style="none" fo:font-weight="normal" style:font-name-asian="Caviar Dreams3" style:font-size-asian="10pt" style:font-style-asian="normal" style:font-weight-asian="normal" style:font-name-complex="Caviar Dreams3" style:font-size-complex="10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viar Dreams" fo:font-size="10pt" fo:font-style="normal" style:text-underline-style="none" fo:font-weight="normal" officeooo:rsid="0008607f" style:font-name-asian="Caviar Dreams3" style:font-size-asian="10pt" style:font-style-asian="normal" style:font-weight-asian="normal" style:font-name-complex="Caviar Dreams3" style:font-size-complex="10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aviar Dreams" fo:font-size="10pt" fo:font-style="normal" style:text-underline-style="none" fo:font-weight="normal" officeooo:rsid="000e2ce7" style:font-name-asian="Caviar Dreams3" style:font-size-asian="10pt" style:font-style-asian="normal" style:font-weight-asian="normal" style:font-name-complex="Caviar Dreams3" style:font-size-complex="10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Caviar Dreams" fo:font-size="10pt" fo:font-style="normal" style:text-underline-style="none" fo:font-weight="bold" style:font-name-asian="Caviar Dreams3" style:font-size-asian="10pt" style:font-style-asian="normal" style:font-weight-asian="bold" style:font-name-complex="Caviar Dreams3" style:font-size-complex="10pt" style:font-weight-complex="bold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Caviar Dreams" fo:font-size="10pt" fo:font-style="normal" style:text-underline-style="none" fo:font-weight="bold" officeooo:rsid="000e2ce7" style:font-name-asian="Caviar Dreams3" style:font-size-asian="10pt" style:font-style-asian="normal" style:font-weight-asian="bold" style:font-name-complex="Caviar Dreams3" style:font-size-complex="10pt" style:font-weight-complex="bold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viar Dreams" fo:font-size="10pt" fo:font-style="italic" style:text-underline-style="none" fo:font-weight="bold" style:font-name-asian="Caviar Dreams3" style:font-size-asian="10pt" style:font-style-asian="italic" style:font-weight-asian="bold" style:font-name-complex="Caviar Dreams3" style:font-size-complex="10pt" style:font-style-complex="italic" style:font-weight-complex="bold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Caviar Dreams" fo:font-size="10pt" fo:font-style="italic" style:text-underline-style="none" fo:font-weight="bold" officeooo:rsid="000e2ce7" style:font-name-asian="Caviar Dreams3" style:font-size-asian="10pt" style:font-style-asian="italic" style:font-weight-asian="bold" style:font-name-complex="Caviar Dreams3" style:font-size-complex="10pt" style:font-style-complex="italic" style:font-weight-complex="bold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normal" style:font-name-asian="Caviar Dreams3" style:font-size-asian="10pt" style:font-style-asian="normal" style:font-weight-asian="normal" style:font-name-complex="Caviar Dreams3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normal" style:text-underline-style="none" fo:font-weight="bold" style:font-name-asian="Caviar Dreams3" style:font-size-asian="10pt" style:font-style-asian="normal" style:font-weight-asian="bold" style:font-name-complex="Caviar Dreams3" style:font-size-complex="10pt" style:font-weight-complex="bold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Caviar Dreams" fo:font-size="10pt" fo:language="fr" fo:country="FR" fo:font-style="italic" style:text-underline-style="none" fo:font-weight="bold" style:font-name-asian="Caviar Dreams3" style:font-size-asian="10pt" style:font-style-asian="italic" style:font-weight-asian="bold" style:font-name-complex="Caviar Dreams3" style:font-size-complex="10pt" style:font-style-complex="italic" style:font-weight-complex="bold"/>
    </style:style>
    <style:style style:name="T13" style:family="text">
      <style:text-properties fo:font-variant="normal" fo:text-transform="none" style:use-window-font-color="true" style:text-line-through-style="none" style:text-line-through-type="none" style:text-position="0% 100%" style:font-name="Caviar Dreams" fo:font-size="10pt" fo:font-style="normal" style:text-underline-style="none" fo:font-weight="normal" officeooo:rsid="0008607f" style:font-name-asian="Caviar Dreams3" style:font-size-asian="10pt" style:font-style-asian="normal" style:font-weight-asian="normal" style:font-name-complex="Caviar Dreams3" style:font-size-complex="10pt" style:font-style-complex="normal" style:font-weight-complex="normal"/>
    </style:style>
    <style:style style:name="T14" style:family="text">
      <style:text-properties fo:font-variant="normal" fo:text-transform="none" fo:color="#0066cc" style:text-line-through-style="none" style:text-line-through-type="none" style:text-position="0% 100%" style:font-name="Caviar Dreams" fo:font-size="10pt" fo:font-style="italic" style:text-underline-style="none" fo:font-weight="bold" style:font-name-asian="Caviar Dreams3" style:font-size-asian="10pt" style:font-style-asian="italic" style:font-weight-asian="bold" style:font-name-complex="Caviar Dreams3" style:font-size-complex="10pt"/>
    </style:style>
    <style:style style:name="T15" style:family="text">
      <style:text-properties fo:font-variant="normal" fo:text-transform="none" fo:color="#0066cc" style:text-line-through-style="none" style:text-line-through-type="none" style:text-position="0% 100%" style:font-name="Caviar Dreams" fo:font-size="10pt" fo:font-style="italic" style:text-underline-style="none" fo:font-weight="bold" style:font-name-asian="Caviar Dreams3" style:font-size-asian="10pt" style:font-style-asian="italic" style:font-weight-asian="bold" style:font-name-complex="Caviar Dreams3" style:font-size-complex="10pt" style:font-style-complex="italic" style:font-weight-complex="bold"/>
    </style:style>
    <style:style style:name="T16" style:family="text">
      <style:text-properties fo:font-variant="normal" fo:text-transform="none" fo:color="#0066cc" style:text-line-through-style="none" style:text-line-through-type="none" style:text-position="0% 100%" style:font-name="Caviar Dreams" fo:font-size="10pt" fo:font-style="italic" style:text-underline-style="none" fo:font-weight="bold" officeooo:rsid="0008607f" style:font-name-asian="Caviar Dreams3" style:font-size-asian="10pt" style:font-style-asian="italic" style:font-weight-asian="bold" style:font-name-complex="Caviar Dreams3" style:font-size-complex="10pt" style:font-style-complex="italic" style:font-weight-complex="bold"/>
    </style:style>
    <style:style style:name="T17" style:family="text">
      <style:text-properties fo:font-variant="normal" fo:text-transform="none" fo:color="#0066cc" style:text-line-through-style="none" style:text-line-through-type="none" style:text-position="0% 100%" style:font-name="Caviar Dreams" fo:font-size="10pt" fo:font-style="italic" style:text-underline-style="none" fo:font-weight="bold" officeooo:rsid="000e2ce7" style:font-name-asian="Caviar Dreams3" style:font-size-asian="10pt" style:font-style-asian="italic" style:font-weight-asian="bold" style:font-name-complex="Caviar Dreams3" style:font-size-complex="10pt" style:font-style-complex="italic" style:font-weight-complex="bold"/>
    </style:style>
    <style:style style:name="T18" style:family="text">
      <style:text-properties fo:font-variant="normal" fo:text-transform="none" fo:color="#0066cc" style:text-line-through-style="none" style:text-line-through-type="none" style:text-position="0% 100%" style:font-name="Caviar Dreams" fo:font-size="10pt" fo:language="fr" fo:country="FR" fo:font-style="italic" style:text-underline-style="none" fo:font-weight="bold" style:font-name-asian="Caviar Dreams3" style:font-size-asian="10pt" style:font-style-asian="italic" style:font-weight-asian="bold" style:font-name-complex="Caviar Dreams3" style:font-size-complex="10pt" style:font-style-complex="italic" style:font-weight-complex="bold"/>
    </style:style>
    <style:style style:name="T19" style:family="text">
      <style:text-properties fo:color="#0066cc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fo:color="#0066cc" fo:font-style="italic" fo:font-weight="bold" officeooo:rsid="000ba1c3" style:font-style-asian="italic" style:font-weight-asian="bold" style:font-style-complex="italic" style:font-weight-complex="bold"/>
    </style:style>
    <style:style style:name="T21" style:family="text">
      <style:text-properties officeooo:rsid="0008607f"/>
    </style:style>
    <style:style style:name="T2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3" style:family="text">
      <style:text-properties style:text-underline-style="solid" style:text-underline-width="auto" style:text-underline-color="font-color" fo:font-weight="bold" officeooo:rsid="000ba1c3" style:font-weight-asian="bold" style:font-weight-complex="bold"/>
    </style:style>
    <style:style style:name="T24" style:family="text">
      <style:text-properties fo:color="#4169e1" fo:font-style="italic" fo:font-weight="bold" style:font-style-asian="italic" style:font-weight-asian="bold"/>
    </style:style>
    <style:style style:name="T25" style:family="text">
      <style:text-properties officeooo:rsid="000ba1c3"/>
    </style:style>
    <style:style style:name="T26" style:family="text">
      <style:text-properties officeooo:rsid="000cf053"/>
    </style:style>
    <style:style style:name="T27" style:family="text">
      <style:text-properties officeooo:rsid="000e2ce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OS<text:span text:style-name="T27">Div</text:span> – Objet contenant <text:span text:style-name="T27">générique</text:span></text:p>
      <text:p text:style-name="P17">objet définissant un bloc de base dans une page <text:span text:style-name="T1">HTML</text:span></text:p>
      <text:h text:style-name="P16" text:outline-level="1">Les attributs de base</text:h>
      <text:p text:style-name="P11">Pas d’attributs spécifique pour cet objet.</text:p>
      <text:h text:style-name="P16" text:outline-level="1">Les méthode de base</text:h>
      <text:h text:style-name="P18" text:outline-level="2">Les méthodes publiques de base</text:h>
      <text:p text:style-name="P7">Ces méthodes servent au paramétrage bas niveau de l’objet, au regard ds attributs de base. Généralement ces méthodes seront p<text:span text:style-name="T21">eu</text:span> surchargées, sauf cas contraire suivant le contexte.</text:p>
      <text:h text:style-name="P20" text:outline-level="3">Le constructeur - __construct($id)</text:h>
      <text:p text:style-name="P8">Méthode de génération de l’objet.</text:p>
      <text:p text:style-name="P12"><text:span text:style-name="T14">$id</text:span><text:span text:style-name="T2"><text:tab/><text:tab/><text:tab/></text:span><text:span text:style-name="T3">: identifiant de l’objet.</text:span></text:p>
      <text:p text:style-name="P13"><text:span text:style-name="T3">Cette méthode </text:span><text:span text:style-name="T4">demande</text:span><text:span text:style-name="T3"> l’exécution de la méthode publique </text:span><text:span text:style-name="T14">initProperties($id, $arrayData)</text:span><text:span text:style-name="T2"> </text:span><text:span text:style-name="T13">pour la création de l’objet courant par le code </text:span><text:span text:style-name="T16">parent::__construct($id, $arrayData)</text:span><text:span text:style-name="T3">. </text:span><text:span text:style-name="T16">$arrayData</text:span><text:span text:style-name="T3"> </text:span><text:span text:style-name="T5">prend pour valeur le chemin et le nom du fichier de paramétrage de l’objet </text:span><text:span text:style-name="T17">OSDiv</text:span><text:span text:style-name="T5">.</text:span></text:p>
      <text:p text:style-name="P14"><text:span text:style-name="T3">L</text:span><text:span text:style-name="T5">’</text:span><text:span text:style-name="T3">objet </text:span><text:span text:style-name="T15">OSDiv</text:span><text:span text:style-name="T3"> voit sa largeur dans le grille </text:span><text:span text:style-name="T6">Twitter Bootstrap</text:span><text:span text:style-name="T3"> vérifiée et initialisée à 12 pour toutes les valeurs de médias si elle est vide.</text:span></text:p>
      <text:h text:style-name="P21" text:outline-level="3">Les méthodes générales</text:h>
      <text:p text:style-name="P15">Pas de méthodes spécifiques</text:p>
      <text:h text:style-name="P19" text:outline-level="2">Les méthodes protégées ou privées</text:h>
      <text:p text:style-name="P15">Pas de méthodes spécifiqu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viar Dreams2" svg:font-family="'Caviar Dreams'" style:font-adornments="Gras" style:font-pitch="variable"/>
    <style:font-face style:name="Caviar Dreams1" svg:font-family="'Caviar Dreams'" style:font-adornments="Normal" style:font-pitch="variable"/>
    <style:font-face style:name="Caviar Dreams" svg:font-family="'Caviar Dreams'" style:font-family-generic="roman" style:font-pitch="variable"/>
    <style:font-face style:name="Liberation Serif" svg:font-family="'Liberation Serif'" style:font-family-generic="roman" style:font-pitch="variable"/>
    <style:font-face style:name="Caviar Dreams3" svg:font-family="'Caviar Dream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/>
      <style:text-properties style:font-name="Caviar Dreams1" fo:font-family="'Caviar Dreams'" style:font-style-name="Normal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viar Dreams2" fo:font-family="'Caviar Dreams'" style:font-style-name="Gras" style:font-pitch="variable" fo:font-size="36pt" fo:font-weight="bold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28pt" fo:font-weight="bold" style:font-size-asian="16pt" style:font-weight-asian="bold" style:font-size-complex="16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20pt" fo:font-weight="normal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2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22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8pt" fo:font-weight="bold" style:font-size-asian="101%" style:font-weight-asian="bold" style:font-size-complex="101%" style:font-weight-complex="600"/>
    </style:style>
    <style:style style:name="Sans_20_nom1" style:display-name="Sans nom1" style:family="paragraph" style:parent-style-name="Heading_20_3" style:default-outline-level="" style:list-style-name="">
      <style:text-properties fo:font-size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30T09:37:10.057230642</meta:creation-date>
    <dc:date>2017-05-30T10:46:21.747434741</dc:date>
    <meta:editing-duration>PT22M43S</meta:editing-duration>
    <meta:editing-cycles>7</meta:editing-cycles>
    <meta:generator>LibreOffice/5.1.6.2$Linux_X86_64 LibreOffice_project/10m0$Build-2</meta:generator>
    <meta:document-statistic meta:table-count="0" meta:image-count="0" meta:object-count="0" meta:page-count="1" meta:paragraph-count="16" meta:word-count="152" meta:character-count="994" meta:non-whitespace-character-count="855"/>
  </office:meta>
</office:document-meta>
</file>